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MapPerfTest.testIdentityHashMapClass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MapPerfTest.testHashMapClass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MapPerfTest.testHashMapClas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